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40" style:family="table">
      <style:table-properties fo:margin-left="-0.0035in" fo:margin-right="0.0201in" table:align="margins"/>
    </style:style>
    <style:style style:name="Table140.A" style:family="table-column">
      <style:table-column-properties style:rel-column-width="9654*"/>
    </style:style>
    <style:style style:name="Table140.B" style:family="table-column">
      <style:table-column-properties style:rel-column-width="12383*"/>
    </style:style>
    <style:style style:name="Table140.C" style:family="table-column">
      <style:table-column-properties style:rel-column-width="10787*"/>
    </style:style>
    <style:style style:name="Table140.D" style:family="table-column">
      <style:table-column-properties style:rel-column-width="10903*"/>
    </style:style>
    <style:style style:name="Table140.E" style:family="table-column">
      <style:table-column-properties style:rel-column-width="12267*"/>
    </style:style>
    <style:style style:name="Table140.F" style:family="table-column">
      <style:table-column-properties style:rel-column-width="9541*"/>
    </style:style>
    <style:style style:name="Table140.A1" style:family="table-cell">
      <style:table-cell-properties fo:background-color="transparent" fo:padding="0in" fo:border="none">
        <style:background-image/>
      </style:table-cell-properties>
    </style:style>
    <style:style style:name="Table141" style:family="table">
      <style:table-properties fo:margin-left="0in" fo:margin-right="0in" fo:margin-top="0.0826in" fo:margin-bottom="0.1576in" table:align="margins" style:may-break-between-rows="false"/>
    </style:style>
    <style:style style:name="Table141.A" style:family="table-column">
      <style:table-column-properties style:rel-column-width="8642*"/>
    </style:style>
    <style:style style:name="Table141.B" style:family="table-column">
      <style:table-column-properties style:rel-column-width="56893*"/>
    </style:style>
    <style:style style:name="Table1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2" style:family="table">
      <style:table-properties fo:margin-left="0in" fo:margin-right="0.0042in" fo:margin-top="0.059in" fo:margin-bottom="0.1576in" table:align="margins"/>
    </style:style>
    <style:style style:name="Table142.A" style:family="table-column">
      <style:table-column-properties style:rel-column-width="9637*"/>
    </style:style>
    <style:style style:name="Table142.B" style:family="table-column">
      <style:table-column-properties style:rel-column-width="55898*"/>
    </style:style>
    <style:style style:name="Table1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143" style:family="table">
      <style:table-properties fo:margin-left="0in" fo:margin-right="0.0042in" fo:margin-top="0.1375in" fo:margin-bottom="0.1576in" table:align="margins"/>
    </style:style>
    <style:style style:name="Table143.A" style:family="table-column">
      <style:table-column-properties style:rel-column-width="9521*"/>
    </style:style>
    <style:style style:name="Table143.B" style:family="table-column">
      <style:table-column-properties style:rel-column-width="56014*"/>
    </style:style>
    <style:style style:name="Table1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3.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2" style:master-page-name="">
      <style:paragraph-properties loext:contextual-spacing="false" fo:margin-top="0.2165in" fo:margin-bottom="0.0827in" style:page-number="auto"/>
    </style:style>
    <style:style style:name="P2" style:family="paragraph" style:parent-style-name="OOoList_20_1_20_Start" style:master-page-name="">
      <style:paragraph-properties style:page-number="auto" fo:keep-with-next="always"/>
    </style:style>
    <style:style style:name="P3" style:family="paragraph" style:parent-style-name="OOoTextBodyIndent" style:master-page-name="">
      <style:paragraph-properties loext:contextual-spacing="false" fo:margin-top="0in" fo:margin-bottom="0.0783in" style:page-number="auto"/>
    </style:style>
    <style:style style:name="P4" style:family="paragraph" style:parent-style-name="OOoTextBodyIndent">
      <style:paragraph-properties loext:contextual-spacing="false" fo:margin-top="0in" fo:margin-bottom="0.0783in"/>
    </style:style>
    <style:style style:name="P5" style:family="paragraph" style:parent-style-name="OOoTextBody_5f_ListIntro" style:master-page-name="">
      <style:paragraph-properties style:page-number="auto"/>
    </style:style>
    <style:style style:name="P6"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margin-left="0.0827in" fo:margin-right="0.0043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9" style:family="paragraph" style:parent-style-name="OOoTextBody" style:master-page-name="">
      <style:paragraph-properties fo:margin-left="0.25in" fo:margin-right="0in" fo:text-indent="0in" style:auto-text-indent="false" style:page-number="auto" fo:keep-with-next="always"/>
    </style:style>
    <style:style style:name="P10" style:family="paragraph" style:parent-style-name="OOoTextBody">
      <style:paragraph-properties fo:margin-left="0.25in" fo:margin-right="0in" fo:text-indent="0in" style:auto-text-indent="false"/>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uto"/>
    </style:style>
    <style:style style:name="P13" style:family="paragraph" style:parent-style-name="OOoTextBody">
      <style:paragraph-properties loext:contextual-spacing="false" fo:margin-top="0in" fo:margin-bottom="0in"/>
    </style:style>
    <style:style style:name="P14" style:family="paragraph" style:parent-style-name="OOoFooter">
      <style:paragraph-properties>
        <style:tab-stops>
          <style:tab-stop style:position="5.0898in" style:type="center"/>
          <style:tab-stop style:position="10.1181in" style:type="right"/>
        </style:tab-stops>
      </style:paragraph-properties>
    </style:style>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Heading_20_0" style:master-page-name="OOoPageStyle">
      <style:paragraph-properties loext:contextual-spacing="false" fo:margin-top="1.9689in" fo:margin-bottom="0.5902in" style:page-number="auto"/>
    </style:style>
    <style:style style:name="T1" style:family="text">
      <style:text-properties style:font-name="Liberation Sans2" fo:font-size="11pt" fo:language="en" fo:country="U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hapter <text:span text:style-name="OOoChapterNumber">12 </text:span><text:line-break/>Open Source, Open Standards, OpenDocument</text:h>
      <text:p text:style-name="OOoTextBody">Apache OpenOffice is both a product and an open-source project. <text:span text:style-name="T1">This appendix describes</text:span> Apache OpenOffice, its open source development, and the community that produces and supports it.</text:p>
      <text:h text:style-name="OOoHeading_20_1" text:outline-level="2">A short <text:alphabetical-index-mark-start text:id="IMark152910488"/>history of Apache OpenOffice<text:alphabetical-index-mark-end text:id="IMark152910488"/></text:h>
      <text:p text:style-name="OOoTextBody">The OpenOffice.org project began when <text:alphabetical-index-mark-start text:id="IMark152883792"/>Sun Microsystems<text:alphabetical-index-mark-end text:id="IMark152883792"/> released the source code for its StarOffice® software to the open source community on October 13, 2000. OpenOffice.org 1.0, the product, was released on April 30, 2002. Major updates to OpenOffice.org included version 2.0 in October 2005 and version 3.0 in October 2008. Since version 2.0, OpenOffice.org has supported the open standard OASIS OpenDocument as its default file format.</text:p>
      <text:p text:style-name="OOoTextBody">On January 26, 2010, Oracle Corporation acquired Sun Microsystems. In June, 2011, Oracle contributed the OpenOffice.org source code to the Apache Software Foundation using the Apache Software Grant Agreement (SGA). This SGA permits the Apache OpenOffice Project Management Committee to re-license the OpenOffice source code under the Apache 2.0 license. </text:p>
      <text:p text:style-name="OOoTextBody">Oracle also transferred to Apache the trademarks and domain names owned by them and associated with the project. After extensive community discussion and comment, the OpenOffice project voted to change the name from "OpenOffice.org" to "Apache OpenOffice".</text:p>
      <text:p text:style-name="OOoTextBody">The new license, the Apache License 2.0, is compatible with the GNU GPLv3 and with the GNU LGPLv3 (the previous license), as well as MPLv2, the new Mozilla license.</text:p>
      <text:h text:style-name="OOoHeading_20_1" text:outline-level="2">The Apache OpenOffice community</text:h>
      <text:p text:style-name="OOoTextBody">Work on Apache OpenOffice is performed by a diverse group of volunteers from over a dozen countries. These volunteers work on coding, testing, documentation, websites, translations, marketing as well as other functions. The Apache OpenOffice community invites contributors. Whatever you do best, you can do it for Apache OpenOffice.</text:p>
      <text:h text:style-name="OOoHeading_20_1" text:outline-level="2">What is “open source”?</text:h>
      <text:p text:style-name="OOoTextBody_5f_ListIntro">The four essential rights of open-source software are embodied within the Free Software Foundation’s <text:span text:style-name="OOoEmphasis">General Public License</text:span> (GPL):</text:p>
      <text:list xml:id="list969194520058217026" text:style-name="OOoBullets_20_1">
        <text:list-item text:start-value="1">
          <text:p text:style-name="P2">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text:span text:style-name="T2">basic idea behind open source</text:span></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152883792"/><text:span text:style-name="Strong_20_Emphasis"><text:span text:style-name="T3">Open Source Initiative</text:span></text:span><text:span text:style-name="T3"> </text:span><text:span text:style-name="T5">(OSI)</text:span><text:alphabetical-index-mark-end text:id="IMark152883792"/><text:span text:style-name="T5">: </text:span><text:a xlink:type="simple" xlink:href="http://www.opensource.org/" text:style-name="Internet_20_link" text:visited-style-name="Visited_20_Internet_20_Link"><text:span text:style-name="T5">http://www.opensource.org</text:span></text:a></text:p>
      <text:p text:style-name="OOoTextBody"><text:alphabetical-index-mark-start text:id="IMark180239336"/><text:span text:style-name="T4">Free Software Foundation</text:span> (FSF)<text:alphabetical-index-mark-end text:id="IMark180239336"/>: <text:a xlink:type="simple" xlink:href="http://www.gnu.org/" text:style-name="Internet_20_link" text:visited-style-name="Visited_20_Internet_20_Link">http://www.gnu.org</text:a></text:p>
      <text:h text:style-name="OOoHeading_20_1" text:outline-level="2">What are “open standards”?</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_5f_ListIntro">An open standard meets the following requirements:</text:p>
      <text:list xml:id="list30272917" text:continue-numbering="true" text:style-name="OOoBullets_20_1">
        <text:list-item>
          <text:p text:style-name="OOoList_20_1_20_Start">It is well documented with the complete specification publical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2">What is OpenDocument?</text:h>
      <text:p text:style-name="OOoTextBody">OpenDocument (ODF) is a<text:span text:style-name="T7">n XML-based file format for office documents (text documents, spreadsheets, drawings, presentations and more), developed at </text:span>OASIS<text:span text:style-name="T7"> (</text:span><text:a xlink:type="simple" xlink:href="http://www.oasis-open.org/who/" text:style-name="Internet_20_link" text:visited-style-name="Visited_20_Internet_20_Link"><text:span text:style-name="T7">http://www.oasis-open.org/who/</text:span></text:a><text:span text:style-name="T7">), an independent, international standards group.</text:span></text:p>
      <text:p text:style-name="OOoTextBody">Unlike other file formats, <text:span text:style-name="T7">ODF</text:span> is an open standard. It is publicly available, royalty-free, and without legal or other restrictions; therefore <text:span text:style-name="T7">ODF</text:span> files are not tied to a specific office suite and anybody can build a program that interprets these files. For this reason <text:span text:style-name="T7">ODF</text:span> is quickly becoming <text:span text:style-name="T7">the</text:span> preferred file format for government agencies, schools and other companies who prefer not to be too dependent on a particular software supplier.</text:p>
      <text:p text:style-name="OOoTextBody">Apache OpenOffice by default saves documents in Open Document Format. Apache OpenOffice has adopted version 1.2 of the <text:span text:style-name="T7">OpenDocument</text:span> standard. Apache OpenOffice can also open and save many other file formats.</text:p>
      <text:h text:style-name="OOoHeading_20_2" text:outline-level="3">OpenDocument filename extensions</text:h>
      <text:p text:style-name="P5">The most common filename extensions used for OpenDocument documents are:</text:p>
      <text:p text:style-name="P9">*.odt for word processing (text) documents</text:p>
      <text:p text:style-name="P10">*.ods for spreadsheets </text:p>
      <text:p text:style-name="P10">*.odp for presentations </text:p>
      <text:p text:style-name="P10">*.odb for databases </text:p>
      <text:p text:style-name="P10">*.odg for graphics (vector drawings) </text:p>
      <text:p text:style-name="P10">*.odf for formulas (mathematical equations) </text:p>
      <text:h text:style-name="OOoHeading_20_1" text:outline-level="2">File formats Apache OpenOffice can open</text:h>
      <text:p text:style-name="OOoTextBody">Apache OpenOffice can open a wide variety of file formats in addition to the OpenDocument formats.</text:p>
      <text:h text:style-name="OOoHeading_20_2" text:outline-level="3">Opening <text:alphabetical-index-mark text:string-value="opening" text:key1="text documents"/>text documents</text:h>
      <text:p text:style-name="OOoTextBody">In addition to OpenDocument formats (.odt, .ott, .oth, and .odm), Writer 3 can <text:alphabetical-index-mark text:string-value="importing files"/>open the formats used by OpenOffice.org 1.x (.sxw, .stw, and .sxg) and the following text document formats:</text:p>
      <text:p text:style-name="P3">Microsoft Word 6.0/95/97/2000/XP) (.doc and .dot)<text:line-break/>Microsoft Word 2003 XML (.xml)<text:line-break/>Microsoft Word 2007 XML (.docx, .docm, .dotx, .dotm)<text:line-break/>Microsoft WinWord 5 (.doc)<text:line-break/>WordPerfect Document (.wpd)<text:line-break/>WPS 2000/Office 1.0 (.wps)<text:line-break/>Rich Text Format (.rtf)<text:line-break/>Text CSV (.csv and .txt)<text:line-break/>StarWriter formats (.sdw, .sgl, .vor)<text:line-break/>DocBook (.xml)<text:line-break/>Unified Office Format text (.uot, .uof)<text:line-break/>Ichitaro 8/9/10/11 (.jtd and .jtt)<text:line-break/>Hangul WP 97 (.hwp)<text:line-break/>T602 Document (.602, .txt)<text:line-break/>AportisDoc (Palm) (.pdb)<text:line-break/>Pocket Word (.psw)<text:line-break/>HTML Document (.htm, .html)</text:p>
      <text:p text:style-name="OOoTextBody">Most of these file types are automatically detected by Apache OpenOffice, so they can be opened without explicitly selecting the document type in the file picker.</text:p>
      <text:p text:style-name="OOoTextBody">When opening .htm or .html files (used for web pages), Apache OpenOffice customizes Writer for working with these files. </text:p>
      <text:h text:style-name="OOoHeading_20_2" text:outline-level="3">Opening <text:alphabetical-index-mark text:string-value="opening" text:key1="spreadsheets"/>spreadsheets</text:h>
      <text:p text:style-name="P11">In addition to OpenDocument formats (.ods and .ots), Calc 3 can open the formats used by OpenOffice.org 1.x (.sxc and .stc) and the following spreadsheet formats:</text:p>
      <text:p text:style-name="P4">Microsoft Excel 97/2000/XP (.xls, .xlw, and .xlt)<text:line-break/>Microsoft Excel 4.x–5.0/95 (.xls, .xlw, and .xlt)<text:line-break/>Microsoft Excel 2003 XML (.xml)<text:line-break/>Microsoft Excel 2007 XML (.xlsx, .xlsm, .xlts, .xltm)<text:line-break/>Microsoft Excel 2007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3">Opening <text:alphabetical-index-mark text:string-value="opening" text:key1="graphic files"/>presentations</text:h>
      <text:p text:style-name="P11">In addition to OpenDocument formats (.odp, .odg, and .otp), Impress 3 can open the formats used by OpenOffice.org 1.x (.sxi and .sti) and the following presentation formats:</text:p>
      <text:p text:style-name="P4">Microsoft PowerPoint 97/2000/XP (.ppt and .pot)<text:line-break/>Microsoft PowerPoint 2007 (.pptx, .pptm, .potx, .potm)<text:line-break/>StarDraw and StarImpress (.sda, .sdd, .sdp, and .vor)<text:line-break/>Unified Office Format presentation (.uop, .uof)<text:line-break/>CGM – Computer Graphics Metafile (.cgm)<text:line-break/>Portable Document Format (.pdf)</text:p>
      <text:h text:style-name="OOoHeading_20_2" text:outline-level="3">Opening <text:alphabetical-index-mark text:string-value="opening" text:key1="graphic files"/>graphic files</text:h>
      <text:p text:style-name="OOoTextBody">In addition to OpenDocument formats (.odg and .otg), Draw 3 can open the formats used by OpenOffice.org 1.x (.sxd and .std) and the following graphic formats:</text:p>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row>
          <table:table-cell table:style-name="Table140.A1" office:value-type="string">
            <text:p text:style-name="P13">BMP</text:p>
          </table:table-cell>
          <table:table-cell table:style-name="Table140.A1" office:value-type="string">
            <text:p text:style-name="P13">JPEG, JPG</text:p>
          </table:table-cell>
          <table:table-cell table:style-name="Table140.A1" office:value-type="string">
            <text:p text:style-name="P13">PCX</text:p>
          </table:table-cell>
          <table:table-cell table:style-name="Table140.A1" office:value-type="string">
            <text:p text:style-name="P13">PSD</text:p>
          </table:table-cell>
          <table:table-cell table:style-name="Table140.A1" office:value-type="string">
            <text:p text:style-name="P13">SGV</text:p>
          </table:table-cell>
          <table:table-cell table:style-name="Table140.A1" office:value-type="string">
            <text:p text:style-name="P13">WMF</text:p>
          </table:table-cell>
        </table:table-row>
        <table:table-row>
          <table:table-cell table:style-name="Table140.A1" office:value-type="string">
            <text:p text:style-name="P13">DXF</text:p>
          </table:table-cell>
          <table:table-cell table:style-name="Table140.A1" office:value-type="string">
            <text:p text:style-name="P13">MET</text:p>
          </table:table-cell>
          <table:table-cell table:style-name="Table140.A1" office:value-type="string">
            <text:p text:style-name="P13">PGM</text:p>
          </table:table-cell>
          <table:table-cell table:style-name="Table140.A1" office:value-type="string">
            <text:p text:style-name="P13">RAS</text:p>
          </table:table-cell>
          <table:table-cell table:style-name="Table140.A1" office:value-type="string">
            <text:p text:style-name="P13">SVM</text:p>
          </table:table-cell>
          <table:table-cell table:style-name="Table140.A1" office:value-type="string">
            <text:p text:style-name="P13">XBM</text:p>
          </table:table-cell>
        </table:table-row>
        <table:table-row>
          <table:table-cell table:style-name="Table140.A1" office:value-type="string">
            <text:p text:style-name="P13">EMF</text:p>
          </table:table-cell>
          <table:table-cell table:style-name="Table140.A1" office:value-type="string">
            <text:p text:style-name="P13">PBM</text:p>
          </table:table-cell>
          <table:table-cell table:style-name="Table140.A1" office:value-type="string">
            <text:p text:style-name="P13">PLT</text:p>
          </table:table-cell>
          <table:table-cell table:style-name="Table140.A1" office:value-type="string">
            <text:p text:style-name="P13">SDA</text:p>
          </table:table-cell>
          <table:table-cell table:style-name="Table140.A1" office:value-type="string">
            <text:p text:style-name="P13">TGA</text:p>
          </table:table-cell>
          <table:table-cell table:style-name="Table140.A1" office:value-type="string">
            <text:p text:style-name="P13">XPM</text:p>
          </table:table-cell>
        </table:table-row>
        <table:table-row>
          <table:table-cell table:style-name="Table140.A1" office:value-type="string">
            <text:p text:style-name="P13">EPS</text:p>
          </table:table-cell>
          <table:table-cell table:style-name="Table140.A1" office:value-type="string">
            <text:p text:style-name="P13">PCD</text:p>
          </table:table-cell>
          <table:table-cell table:style-name="Table140.A1" office:value-type="string">
            <text:p text:style-name="P13">PNG</text:p>
          </table:table-cell>
          <table:table-cell table:style-name="Table140.A1" office:value-type="string">
            <text:p text:style-name="P13">SDD</text:p>
          </table:table-cell>
          <table:table-cell table:style-name="Table140.A1" office:value-type="string">
            <text:p text:style-name="P13">TIF, TIFF</text:p>
          </table:table-cell>
          <table:table-cell table:style-name="Table140.A1" office:value-type="string">
            <text:p text:style-name="P13"/>
          </table:table-cell>
        </table:table-row>
        <table:table-row>
          <table:table-cell table:style-name="Table140.A1" office:value-type="string">
            <text:p text:style-name="P13">GIF</text:p>
          </table:table-cell>
          <table:table-cell table:style-name="Table140.A1" office:value-type="string">
            <text:p text:style-name="P13">PCT</text:p>
          </table:table-cell>
          <table:table-cell table:style-name="Table140.A1" office:value-type="string">
            <text:p text:style-name="P13">PPM</text:p>
          </table:table-cell>
          <table:table-cell table:style-name="Table140.A1" office:value-type="string">
            <text:p text:style-name="P13">SGF</text:p>
          </table:table-cell>
          <table:table-cell table:style-name="Table140.A1" office:value-type="string">
            <text:p text:style-name="P13">VOR</text:p>
          </table:table-cell>
          <table:table-cell table:style-name="Table140.A1" office:value-type="string">
            <text:p text:style-name="P13"/>
          </table:table-cell>
        </table:table-row>
      </table:table>
      <text:h text:style-name="P1" text:outline-level="3">Opening <text:alphabetical-index-mark text:string-value="formula files, opening"/>formula files</text:h>
      <text:p text:style-name="OOoTextBody">In addition to OpenDocument Formula (.odf) files, Math 3 can open the format used by OpenOffice.org 1.x (.sxm), StarMath, (.smf), and MathML (.mml) files.</text:p>
      <text:p text:style-name="OOoTextBody">When opening a Word document that contains an embedded equation editor object, if the option for it (MathType to OpenOffice Math/ OpenOffice to MathType) is checked in <text:span text:style-name="OOoMenuPath">Tools &gt; Options &gt; Load/Save &gt; Microsoft Office</text:span>, the object will be automatically converted to an OpenOffice Math object.</text:p>
      <text:h text:style-name="OOoHeading_20_1" text:outline-level="2">File formats Apache OpenOffice can save to</text:h>
      <text:p text:style-name="OOoTextBody">Saving in an <text:span text:style-name="T7">OpenDocument</text:span> format guarantees the correct rendering of the file when it is transferred to another person or when the file is re-opened with a later version of <text:s/>OpenOffice. It is strongly recommended that you use <text:span text:style-name="T7">ODF</text:span> as default file format. However, you can save files in other formats, if you wish.</text:p>
      <table:table table:name="Table141" table:style-name="Table141">
        <table:table-column table:style-name="Table141.A"/>
        <table:table-column table:style-name="Table141.B"/>
        <table:table-row>
          <table:table-cell table:style-name="Table141.A1" office:value-type="string">
            <text:p text:style-name="P8">Tip</text:p>
          </table:table-cell>
          <table:table-cell table:style-name="Table141.A1" office:value-type="string">
            <text:p text:style-name="P7">When sharing a document that you do not expect or want the recipient to modify, the safest option is to convert the document to PDF. AOO provides a very straightforward way to convert documents to PDF. See Chapter 9 (Printing, Exporting, and E-Mailing).</text:p>
          </table:table-cell>
        </table:table-row>
      </table:table>
      <text:h text:style-name="OOoHeading_20_2" text:outline-level="3">Saving text documents</text:h>
      <text:p text:style-name="P12">In addition to OpenDocument formats (.odt and .ott), Writer 3 can save in these formats:</text:p>
      <text:p text:style-name="P4">OpenOffice.org 1.x Text Document (.sxw)<text:line-break/><text:span text:style-name="T7">OpenOffice.org 1.x</text:span> Text Document Template (.stw)<text:line-break/>Microsoft Word 6.0, 95, and 97/2000/XP (.doc)<text:line-break/>Microsoft Word 2003 XML (.xml)<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42" table:style-name="Table142">
        <table:table-column table:style-name="Table142.A"/>
        <table:table-column table:style-name="Table142.B"/>
        <table:table-row>
          <table:table-cell table:style-name="Table142.A1" office:value-type="string">
            <text:p text:style-name="P8">Note</text:p>
          </table:table-cell>
          <table:table-cell table:style-name="Table142.B1" office:value-type="string">
            <text:p text:style-name="P6">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3">Saving spreadsheet files</text:h>
      <text:p text:style-name="P11"><text:alphabetical-index-mark text:string-value="saving" text:key1="spreadsheets"/>In addition to OpenDocument formats (.ods and .ots), Calc 3 can save in these formats:</text:p>
      <text:p text:style-name="OOoTextBodyIndent">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Data Interchange Format (.dif)<text:line-break/>dBase (.dbf)<text:line-break/>SYLK (.slk)<text:line-break/>Text CSV (.csv and .txt)<text:line-break/>StarCalc 3.0, 4.0, and 5.0 formats (.sdc and .vor)<text:line-break/>Unified Office Format spreadsheet (.uos)<text:line-break/>HTML Document (OpenOffice.org Calc) (.html and .htm)<text:line-break/>Pocket Excel (.pxl)</text:p>
      <table:table table:name="Table143" table:style-name="Table143">
        <table:table-column table:style-name="Table143.A"/>
        <table:table-column table:style-name="Table143.B"/>
        <table:table-row>
          <table:table-cell table:style-name="Table143.A1" office:value-type="string">
            <text:p text:style-name="P8">Note</text:p>
          </table:table-cell>
          <table:table-cell table:style-name="Table143.B1" office:value-type="string">
            <text:p text:style-name="P6">The Java Runtime Environment is required to use the mobile device filters for AportisDoc (Palm), Pocket Word, and Pocket Excel.</text:p>
          </table:table-cell>
        </table:table-row>
      </table:table>
      <text:h text:style-name="OOoHeading_20_2" text:outline-level="3">Saving drawings</text:h>
      <text:p text:style-name="P11"><text:alphabetical-index-mark text:string-value="saving" text:key1="graphic files"/>Draw 3 can only save in the OpenDocument Drawing formats (.odg and .otg), the OpenOffice.org 1.x formats (.sxd and .std) and StarDraw format (.sda, .sdd, and .vor).</text:p>
      <text:p text:style-name="OOoTextBody">However, Draw can also export to BMP, EMF, EPS, GIF, JPEG, MET, PBM, PCT, PGM, PNG, PPM, RAS, SVG, SVM, TIFF, WMF, and XPM.</text:p>
      <text:h text:style-name="OOoHeading_20_2" text:outline-level="3">Saving presentations</text:h>
      <text:p text:style-name="P5"><text:alphabetical-index-mark text:string-value="saving" text:key1="presentations"/>In addition to OpenDocument formats (.odp, .otp, and .odg), Impress 3 can save in these formats:</text:p>
      <text:p text:style-name="P4">OpenOffice.org 1.x Presentation (.sxi)<text:line-break/>OpenOffice.org 1.x Presentation Template (.sti)<text:line-break/>Microsoft PowerPoint 97/2000/XP (.ppt)<text:line-break/>Microsoft PowerPoint 97/2000/XP Template (.pot)<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3">Saving from Writer/Web</text:h>
      <text:p text:style-name="OOoTextBody_5f_ListIntro">Writer/Web can save in these formats:</text:p>
      <text:p text:style-name="OOoTextBody">HTML document (.html and .htm), as HTML 4.0 Transitional<text:line-break/>OpenOffice.org 1.0 HTML Template (.stw)<text:line-break/>OpenOffice.org 2.x HTML Template (.oth)<text:line-break/>StarWriter/Web 4.0 and 5.0 (.vor)<text:line-break/>Text (OpenOffice.org Writer/Web) (.txt)<text:line-break/>Text Encoded (OpenOffice.org Writer/Web) (.txt)</text:p>
      <text:h text:style-name="OOoHeading_20_1" text:outline-level="2">Exporting to other formats</text:h>
      <text:p text:style-name="OOoTextBody">Apache OpenOffice uses the term “export” for some file operations involving a change of file type. If you cannot find what you want under <text:span text:style-name="OOoMenuPath">Save As</text:span>, look under <text:span text:style-name="OOoMenuPath">Export</text:span> as well.</text:p>
      <text:p text:style-name="OOoTextBody">AOO can export files to XHTML. In addition, Draw and Impress can export to Adobe Flash (.swf) and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p text:style-name="OOoTextBody"><text:span text:style-name="OOoDefaul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2 
Open Source, Open Standards, OpenDocument</text:title><text:tab/><text:chapter text:display="name" text:outline-level="1"/><text:tab/><text:page-number text:select-page="current">176</text:page-number></text:p>
      </style:footer>
    </style:master-page>
    <style:master-page style:name="OOoFrontMatter" style:page-layout-name="Mpm7">
      <style:footer>
        <text:p text:style-name="MP2"><text:title>Chapter 12 
Open Source, Open Standards, OpenDocument</text:title> | <text:page-number text:select-page="current">176</text:page-number></text:p>
      </style:footer>
      <style:footer-left>
        <text:p text:style-name="OOoFooter"><text:page-number text:select-page="current">176</text:page-number> | <text:title>Chapter 12 
Open Source, Open Standards, OpenDocument</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176</text:page-number></text:p>
      </style:footer>
      <style:footer-left>
        <text:p text:style-name="OOoFooter"><text:page-number text:select-page="current">176</text:page-number> | <text:title>Chapter 12 
Open Source, Open Standards,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2 
Open Source, Open Standards, OpenDocument</dc:title>
    <meta:document-statistic meta:table-count="4" meta:image-count="0" meta:object-count="0" meta:paragraph-count="117" meta:word-count="1825" meta:character-count="11776"/>
    <dc:date>2021-02-06T10:03:55.75</dc:date>
    <dc:creator>Jean Weber</dc:creator>
    <meta:editing-duration>P0D</meta:editing-duration>
    <meta:editing-cycles>1</meta:editing-cycles>
    <meta:generator>OpenOffice/4.1.8$Win32 OpenOffice.org_project/418m3$Build-9803</meta:generator>
    <meta:template xlink:type="simple" xlink:actuate="onRequest" xlink:title="" xlink:href="../AOO41GS.odm" meta:date="2021-02-06T10:04:54.69"/>
  </office:meta>
</office:document-meta>
</file>